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aaf4e"/>
    </style:style>
    <style:style style:name="P2" style:family="paragraph" style:parent-style-name="Preformatted_20_Text">
      <style:text-properties officeooo:rsid="001aaf4e" officeooo:paragraph-rsid="001aaf4e"/>
    </style:style>
    <style:style style:name="P3" style:family="paragraph" style:parent-style-name="Text_20_body">
      <style:text-properties officeooo:rsid="001aaf4e" officeooo:paragraph-rsid="001aaf4e"/>
    </style:style>
    <style:style style:name="P4" style:family="paragraph" style:parent-style-name="Text_20_body">
      <style:text-properties officeooo:rsid="001aaf4e" officeooo:paragraph-rsid="001cd502"/>
    </style:style>
    <style:style style:name="P5" style:family="paragraph" style:parent-style-name="Text_20_body">
      <style:text-properties officeooo:rsid="001e2e6b" officeooo:paragraph-rsid="001e2e6b"/>
    </style:style>
    <style:style style:name="P6" style:family="paragraph" style:parent-style-name="Preformatted_20_Text">
      <style:text-properties fo:color="#00677c" officeooo:rsid="001aaf4e" officeooo:paragraph-rsid="001aaf4e"/>
    </style:style>
    <style:style style:name="P7" style:family="paragraph" style:parent-style-name="Preformatted_20_Text">
      <style:text-properties fo:color="#808000" officeooo:rsid="001aaf4e" officeooo:paragraph-rsid="001aaf4e"/>
    </style:style>
    <style:style style:name="P8" style:family="paragraph" style:parent-style-name="Preformatted_20_Text">
      <style:text-properties officeooo:rsid="001aaf4e" officeooo:paragraph-rsid="001cd502"/>
    </style:style>
    <style:style style:name="T1" style:family="text">
      <style:text-properties fo:color="#c0c0c0"/>
    </style:style>
    <style:style style:name="T2" style:family="text">
      <style:text-properties fo:color="#00677c"/>
    </style:style>
    <style:style style:name="T3" style:family="text">
      <style:text-properties fo:color="#808000"/>
    </style:style>
    <style:style style:name="T4" style:family="text">
      <style:text-properties fo:color="#800080"/>
    </style:style>
    <style:style style:name="T5" style:family="text">
      <style:text-properties fo:color="#800000"/>
    </style:style>
    <style:style style:name="T6" style:family="text">
      <style:text-properties officeooo:rsid="001ae10f"/>
    </style:style>
    <style:style style:name="T7" style:family="text">
      <style:text-properties officeooo:rsid="001b5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Qt01Lib</text:p>
      <text:p text:style-name="Text_20_body"/>
      <text:h text:style-name="Heading_20_1" text:outline-level="1">Refreshing between Tables and Maps: Signals and Slots</text:h>
      <text:h text:style-name="Heading_20_2" text:outline-level="2">Refreshing from Map to Table</text:h>
      <text:p text:style-name="P3"><text:span text:style-name="T7">TableMap</text:span>Dialog</text:p>
      <text:p text:style-name="P8"><text:span text:style-name="T1"><text:s text:c="4"/></text:span><text:span text:style-name="T2">connect</text:span>(<text:span text:style-name="T5">poPathMapWidget</text:span>,<text:span text:style-name="T1"> </text:span><text:span text:style-name="T3">SIGNAL</text:span>(sstPathMoveReleaseSgnl(<text:span text:style-name="T4">sstQt01ShapeItem</text:span>)),<text:span text:style-name="T1"> </text:span><text:span text:style-name="T5">poPathTabWidget</text:span>,<text:span text:style-name="T1"> </text:span><text:span text:style-name="T3">SLOT</text:span>(sstSlotUpdateTab(<text:span text:style-name="T4">sstQt01ShapeItem</text:span>)));</text:p>
      <text:p text:style-name="P4"/>
      <text:p text:style-name="P5">Table View</text:p>
      <text:p text:style-name="P5"/>
      <text:p text:style-name="P5">Table Model</text:p>
      <text:h text:style-name="Heading_20_2" text:outline-level="2">Refreshing from Table to Map</text:h>
      <text:p text:style-name="Standard">Table Model <text:s/></text:p>
      <text:p text:style-name="P1"><text:span text:style-name="T2">connect</text:span>(<text:span text:style-name="T3">this</text:span>,<text:span text:style-name="T3">SIGNAL</text:span>(sstSgnlTabUpdated(<text:span text:style-name="T4">sstQt01ShapeItem</text:span>)),<text:span text:style-name="T3">this</text:span>,<text:span text:style-name="T3">SLOT</text:span>(sstSlotUpdateTab(<text:span text:style-name="T4">sstQt01ShapeItem</text:span>)));</text:p>
      <text:p text:style-name="P2"/>
      <text:p text:style-name="Standard"><text:span text:style-name="T6">Table </text:span>View</text:p>
      <text:p text:style-name="P6">connect(this→poTabMdl,SIGNAL(sstSgnlTabChanged(sstQt01ShapeItem)),this,SLOT(sstSlotChangeTab(sstQt01ShapeItem)));</text:p>
      <text:p text:style-name="P7"/>
      <text:p text:style-name="Standard"><text:span text:style-name="T7">TableMap</text:span>Dialog</text:p>
      <text:p text:style-name="P2"><text:span text:style-name="T1"><text:s text:c="4"/></text:span><text:span text:style-name="T2">connect</text:span><text:span text:style-name="T3">(</text:span><text:span text:style-name="T5">poPathTabWidget</text:span><text:span text:style-name="T3">,</text:span><text:span text:style-name="T1"> </text:span><text:span text:style-name="T3">SIGNAL(sstSgnlTabChanged(</text:span><text:span text:style-name="T4">sstQt01ShapeItem</text:span><text:span text:style-name="T3">)),</text:span><text:span text:style-name="T1"> </text:span><text:span text:style-name="T5">poPathMapWidget</text:span><text:span text:style-name="T3">,</text:span><text:span text:style-name="T1"> </text:span><text:span text:style-name="T3">SLOT(sstPaintEvent(</text:span><text:span text:style-name="T4">sstQt01ShapeItem</text:span><text:span text:style-name="T3">)));</text:span></text:p>
      <text:p text:style-name="P7"/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7:10:54.018709812</meta:creation-date>
    <dc:date>2018-10-28T21:04:14.272187501</dc:date>
    <meta:editing-duration>P3DT19H32M37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39" meta:character-count="676" meta:non-whitespace-character-count="641"/>
  </office:meta>
</office:document-meta>
</file>